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0b4fc2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8pt" fo:font-style="italic" fo:font-weight="bold" style:font-size-asian="8pt" style:font-style-asian="italic" style:font-weight-asian="bold" style:font-size-complex="8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fo:font-size="10pt" fo:font-weight="bold" officeooo:rsid="000c5d26" officeooo:paragraph-rsid="000c5d26" fo:background-color="#ff4000" style:font-size-asian="10pt" style:font-weight-asian="bold" style:font-size-complex="10pt" style:font-weight-complex="bold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officeooo:paragraph-rsid="000b4fc2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officeooo:paragraph-rsid="000b4fc2"/>
    </style:style>
    <style:style style:name="T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2" style:family="text">
      <style:text-properties fo:font-size="8pt" style:text-underline-style="solid" style:text-underline-width="auto" style:text-underline-color="font-color" fo:font-weight="bold" officeooo:rsid="000b4fc2" style:font-size-asian="8pt" style:font-weight-asian="bold" style:font-size-complex="8pt"/>
    </style:style>
    <style:style style:name="T3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4" style:family="text">
      <style:text-properties fo:font-size="8pt" style:text-underline-style="solid" style:text-underline-width="auto" style:text-underline-color="font-color" fo:font-weight="bold" fo:background-color="#ff8000" loext:char-shading-value="0" style:font-size-asian="8pt" style:font-weight-asian="bold" style:font-size-complex="8pt"/>
    </style:style>
    <style:style style:name="T5" style:family="text">
      <style:text-properties fo:font-size="8pt" style:text-underline-style="solid" style:text-underline-width="auto" style:text-underline-color="font-color" fo:font-weight="bold" fo:background-color="#ff8000" loext:char-shading-value="0" style:font-size-asian="8pt" style:font-weight-asian="bold" style:font-size-complex="8pt"/>
    </style:style>
    <style:style style:name="T6" style:family="text">
      <style:text-properties fo:font-size="8pt" style:text-underline-style="solid" style:text-underline-width="auto" style:text-underline-color="font-color" fo:font-weight="bold" officeooo:rsid="000b4fc2" fo:background-color="#ff8000" loext:char-shading-value="0" style:font-size-asian="8pt" style:font-weight-asian="bold" style:font-size-complex="8pt"/>
    </style:style>
    <style:style style:name="T7" style:family="text">
      <style:text-properties fo:font-size="8pt" style:text-underline-style="solid" style:text-underline-width="auto" style:text-underline-color="font-color" fo:font-weight="bold" officeooo:rsid="000b4fc2" fo:background-color="#ff8000" loext:char-shading-value="0" style:font-size-asian="8pt" style:font-weight-asian="bold" style:font-size-complex="8pt"/>
    </style:style>
    <style:style style:name="T8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11" style:family="text">
      <style:text-properties fo:font-size="8pt" fo:font-style="italic" style:font-size-asian="8pt" style:font-style-asian="italic" style:font-size-complex="8pt"/>
    </style:style>
    <style:style style:name="T12" style:family="text">
      <style:text-properties fo:font-size="8pt" fo:font-weight="bold" style:font-size-asian="8pt" style:font-weight-asian="bold" style:font-size-complex="8pt"/>
    </style:style>
    <style:style style:name="T13" style:family="text">
      <style:text-properties fo:font-size="8pt" fo:font-weight="bold" fo:background-color="#ff8000" loext:char-shading-value="0" style:font-size-asian="8pt" style:font-weight-asian="bold" style:font-size-complex="8pt"/>
    </style:style>
    <style:style style:name="T14" style:family="text">
      <style:text-properties fo:font-size="8pt" fo:font-weight="bold" fo:background-color="#ff8000" loext:char-shading-value="0" style:font-size-asian="8pt" style:font-weight-asian="bold" style:font-size-complex="8pt"/>
    </style:style>
    <style:style style:name="T15" style:family="text">
      <style:text-properties fo:color="#212121" style:font-name="Arial" fo:font-size="8pt" style:font-size-asian="8pt" style:font-name-complex="Arial1" style:font-size-complex="8pt"/>
    </style:style>
    <style:style style:name="T16" style:family="text">
      <style:text-properties fo:color="#212121" style:font-name="Arial" fo:font-size="8pt" fo:font-style="italic" fo:font-weight="bold" style:font-name-asian="Times New Roman" style:font-size-asian="8pt" style:language-asian="es" style:country-asian="ES" style:font-style-asian="italic" style:font-weight-asian="bold" style:font-name-complex="Arial1" style:font-size-complex="8pt"/>
    </style:style>
    <style:style style:name="T17" style:family="text">
      <style:text-properties fo:color="#212121" style:font-name="Arial" fo:font-size="8pt" style:font-name-asian="Times New Roman" style:font-size-asian="8pt" style:language-asian="es" style:country-asian="ES" style:font-name-complex="Arial1" style:font-size-complex="8pt"/>
    </style:style>
    <style:style style:name="T18" style:family="text">
      <style:text-properties fo:color="#212121" style:font-name="Arial" fo:font-size="8pt" fo:font-weight="bold" style:font-name-asian="Times New Roman" style:font-size-asian="8pt" style:language-asian="es" style:country-asian="ES" style:font-weight-asian="bold" style:font-name-complex="Arial1" style:font-size-complex="8pt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/></text:p>
      <text:p text:style-name="P6"><text:span text:style-name="T19">Gregorio Molina Cepeda Osuna Perez &gt;&lt;Teresa Prous Diaz Valbona López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8"><text:span text:style-name="T5">Teresa Molina Prous </text:span><text:span text:style-name="T7">&gt;</text:span><text:span text:style-name="T2">&lt; </text:span><text:span text:style-name="T1">Gregorio Molina Cepeda &gt;</text:span></text:p>
      <text:p text:style-name="P3"/>
      <text:p text:style-name="P5"><text:span text:style-name="T9"><text:s/></text:span><text:span text:style-name="T5">Teresa Molina Prous &gt;</text:span><text:span text:style-name="T1">&lt; Miguel Zaragoza García-Vaquero</text:span></text:p>
      <text:p text:style-name="P5"><text:span text:style-name="T10"><text:s/>1.- Miguel Ángel Zaragoza Molina&gt;&lt;Gabriele Dörr </text:span></text:p>
      <text:p text:style-name="P5"><text:span text:style-name="T9"><text:s text:c="9"/>Katrin Zaragoza Dörr&gt;&lt; Alex Gual Coca................................ <text:s/>Ara - Erik</text:span></text:p>
      <text:p text:style-name="P5"><text:span text:style-name="T9"><text:s text:c="9"/>Isabel Zaragoza Dörr &gt;&lt; Javier Gorospe............................. <text:s text:c="4"/>Matilde- Lucia </text:span></text:p>
      <text:p text:style-name="P5"><text:span text:style-name="T12">1</text:span><text:span text:style-name="T10">.- Miguel Ángel Zaragoza Molina&gt;&lt;Juana Alamo Guijarro</text:span></text:p>
      <text:p text:style-name="P5"><text:span text:style-name="T12">2.- </text:span><text:span text:style-name="T10">Jesús Zaragoza Molina &gt;&lt; María Teresa García Alcala</text:span></text:p>
      <text:p text:style-name="P5"><text:span text:style-name="T12"><text:s text:c="7"/></text:span><text:span text:style-name="T9">Noemi Zaragoza García&lt;&gt; Javier Ruiz.............................Mencia</text:span></text:p>
      <text:p text:style-name="P5"><text:span text:style-name="T9"><text:s text:c="7"/>Sara Zaragoza García&gt;&lt; <text:s/>Emilio Teresa............................. Nora- Telma</text:span></text:p>
      <text:p text:style-name="P5"><text:span text:style-name="T9"><text:s text:c="7"/>Ana Zaragoza García. <text:s/></text:span></text:p>
      <text:p text:style-name="P5"><text:span text:style-name="T12">3</text:span><text:span text:style-name="T10">.-Maria Teresa Zaragoza Molina&gt;&lt; Pedro de la Rosa Diez de Ulzurrun</text:span></text:p>
      <text:p text:style-name="P5"><text:span text:style-name="T9"><text:s text:c="6"/>Marta de la Rosa Zaragoza</text:span></text:p>
      <text:p text:style-name="P5"><text:span text:style-name="T9"><text:s text:c="6"/>Pedro de la Rosa Zaragoza&gt;&lt; <text:s/>María Martínez del Peral Mayor..</text:span></text:p>
      <text:p text:style-name="P5"><text:span text:style-name="T9"><text:s text:c="6"/>Cristina de la Rosa Zaragoza</text:span></text:p>
      <text:p text:style-name="P5"><text:span text:style-name="T9"><text:s text:c="6"/>Helena de la Rosa Zaragoza</text:span></text:p>
      <text:p text:style-name="P5"><text:span text:style-name="T12">4.-</text:span><text:span text:style-name="T10">Carmen Zaragoza Molina&gt;&lt; Juan Manuel Jiménez</text:span><text:span text:style-name="T1">- <text:s text:c="4"/>Camen+</text:span></text:p>
      <text:p text:style-name="P5"><text:span text:style-name="T9"><text:s text:c="5"/>Carmen Jiménez Zaragoza &gt;&lt; Carlos.................................... <text:s/>Carlos</text:span></text:p>
      <text:p text:style-name="P5"><text:span text:style-name="T9"><text:s text:c="5"/>Miguel <text:s/>Jiménez Zaragoza &gt;&lt; Patricia <text:s/>Merino Molinero ........ Aitana</text:span></text:p>
      <text:p text:style-name="P5"><text:span text:style-name="T12">5.-</text:span><text:span text:style-name="T10">Inmaculada Zaragoza Molina</text:span></text:p>
      <text:p text:style-name="P5"><text:span text:style-name="T14">Antonio Molina Prous</text:span><text:span text:style-name="T12"> .,sin descendencia</text:span></text:p>
      <text:p text:style-name="P5"><text:span text:style-name="T5">Ramón Molina Prous&gt;</text:span><text:span text:style-name="T1">&lt; Patrocinio Santiago Molina</text:span></text:p>
      <text:p text:style-name="P5"><text:span text:style-name="T12"><text:s/>1</text:span><text:span text:style-name="T11"> <text:s/></text:span><text:span text:style-name="T10">Monserrat Molina Santiago&gt;&gt; <text:s text:c="2"/>Fernando Ortiz García</text:span></text:p>
      <text:p text:style-name="P5"><text:span text:style-name="T11"><text:s/>2.-</text:span><text:span text:style-name="T10">Arturo Molina Santiago&lt;Cristina Sepulveda Nieto <text:s/></text:span></text:p>
      <text:p text:style-name="P5"><text:span text:style-name="T9"><text:s text:c="4"/>Laura Molina Sepulveda</text:span></text:p>
      <text:p text:style-name="P5"><text:span text:style-name="T10">3.-Ramón Molina Santiago&gt;&lt; Isabel López Gutiérrez</text:span></text:p>
      <text:p text:style-name="P5"><text:span text:style-name="T10"><text:s text:c="6"/></text:span><text:span text:style-name="T11">Ramón Molina López</text:span></text:p>
      <text:p text:style-name="P5"><text:span text:style-name="T11"><text:s text:c="5"/>Cristina Molina López</text:span></text:p>
      <text:p text:style-name="P5"><text:span text:style-name="T10">4.-Dolores Molina Santiago&gt;&lt;Juan José Rodríguez Oliveros</text:span></text:p>
      <text:p text:style-name="P5"><text:span text:style-name="T12"><text:s text:c="5"/></text:span><text:span text:style-name="T9">Arturo Rodríguez Molina</text:span></text:p>
      <text:p text:style-name="P5"><text:span text:style-name="T9"><text:s text:c="5"/>Javier Rodríguez Molina</text:span></text:p>
      <text:p text:style-name="P5"><text:span text:style-name="T10">5.- José María Molina Santiago&gt;&lt; Pilar Díaz Gómez</text:span></text:p>
      <text:p text:style-name="P5"><text:span text:style-name="T12"><text:s text:c="5"/></text:span><text:span text:style-name="T9">Irene Molina Díaz</text:span></text:p>
      <text:p text:style-name="P5"><text:span text:style-name="T9"><text:s text:c="5"/>Gonzalo Molina Díaz</text:span></text:p>
      <text:p text:style-name="P5"><text:span text:style-name="T10">6.--Carmen Molina Santiago</text:span></text:p>
      <text:p text:style-name="P5"><text:span text:style-name="T10">7.-Juan Carlos Molina Santiago</text:span></text:p>
      <text:p text:style-name="P5"><text:span text:style-name="T10">8.-Julio Molina Santiago&gt;&lt; Mari Carmen Flores <text:s/></text:span><text:span text:style-name="T1">Julio +</text:span></text:p>
      <text:p text:style-name="P5"><text:span text:style-name="T10"><text:s text:c="6"/></text:span><text:span text:style-name="T9">María Molina Flores <text:s text:c="49"/></text:span></text:p>
      <text:p text:style-name="P5"><text:span text:style-name="T1"><text:s/></text:span><text:span text:style-name="T5"><text:s/>Angel Molina Prous&gt;</text:span><text:span text:style-name="T1">&lt; Leonor Gómez Molero</text:span></text:p>
      <text:p text:style-name="P5"><text:span text:style-name="T12">1.- </text:span><text:span text:style-name="T10">Ángel Molina Gómez&gt;&lt; <text:s/>Cristina Nuñez de Cela Cortes</text:span></text:p>
      <text:p text:style-name="P5"><text:span text:style-name="T9"><text:s text:c="6"/>Carmen Molina Nuñez de Cela&gt;&lt; Joaquín Kuperman <text:s text:c="4"/>........ <text:s/>Mateo y Simón</text:span></text:p>
      <text:p text:style-name="P5"><text:span text:style-name="T9"><text:s text:c="6"/>Miguel Molina Nuñez de Cela</text:span></text:p>
      <text:p text:style-name="P5"><text:span text:style-name="T9"><text:s text:c="6"/>Elvira Molina Nuñez de Cela</text:span></text:p>
      <text:p text:style-name="P1"><text:span text:style-name="T10">2.-</text:span><text:span text:style-name="T15"> </text:span><text:span text:style-name="T16">Leonor Molina Gómez &gt;&lt; Daniel Ángel Fernández Álvarez</text:span><text:span text:style-name="T17"> <text:s/>18.12.1953 de Ponferrada.  </text:span></text:p>
      <text:p text:style-name="P1"><text:span text:style-name="T17"><text:s text:c="6"/>María Inmaculada Fernández Molina &gt;&gt; Wolfi <text:s/>Aipperspach , Germany <text:s/>nacido en Friburgo.</text:span></text:p>
      <text:p text:style-name="P1"><text:span text:style-name="T17"><text:s text:c="11"/>Lukas Valentin, Aipperspach Fernández  12/2020</text:span></text:p>
      <text:p text:style-name="P1"><text:span text:style-name="T17"><text:s text:c="6"/>Lucía Fernández Molina</text:span><text:span text:style-name="T18">.&gt;06.03.2021</text:span><text:span text:style-name="T17">&lt; <text:s/>SVEN KALINDA nacido en Inglaterra. </text:span></text:p>
      <text:p text:style-name="P1"><text:span text:style-name="T10">3.-Lope Molina Gómez </text:span></text:p>
      <text:p text:style-name="P1"><text:span text:style-name="T10">4.-Raquel Molina Gómez&gt;&lt; <text:s text:c="2"/>Antonio Agua García</text:span></text:p>
      <text:p text:style-name="P5"><text:span text:style-name="T10">5.-Ernesto Molina Gómez <text:s text:c="33"/></text:span><text:span text:style-name="T1">Ernesto+</text:span></text:p>
      <text:p text:style-name="P5"><text:span text:style-name="T10">6.- Gustavo Molina Gómez</text:span></text:p>
      <text:p text:style-name="P5"><text:span text:style-name="T5">José Molina Prous&gt;</text:span><text:span text:style-name="T1">&lt; María Justel <text:s/>?</text:span></text:p>
      <text:p text:style-name="P5"><text:span text:style-name="T10">1.-María Teresa Molina Justel&gt;&lt;Felipe Rubio ....?</text:span></text:p>
      <text:p text:style-name="P5"><text:span text:style-name="T9"><text:s/>Felipe Rubio Molina&gt;&lt;Alicia---- ? Zaragoza </text:span></text:p>
      <text:p text:style-name="P5"><text:span text:style-name="T9"><text:s/>Tomás Rubio Molina&gt;&lt; Susana</text:span></text:p>
      <text:p text:style-name="P4"/>
      <text:p text:style-name="P5"><text:span text:style-name="T10">2.-José Manuel Molina Justel&gt;&lt; Conchi García</text:span></text:p>
      <text:p text:style-name="P5"><text:span text:style-name="T10">Sonia&gt;&lt;Hugo</text:span></text:p>
      <text:p text:style-name="P5"><text:span text:style-name="T10">Alba <text:s/></text:span></text:p>
      <text:p text:style-name="P5"><text:span text:style-name="T10">3.-Javier Molina Justel &gt;&lt; Dolores Irala Novillo</text:span></text:p>
      <text:p text:style-name="P5"><text:span text:style-name="T9">Oscar Molina Irala</text:span></text:p>
      <text:p text:style-name="P5"><text:span text:style-name="T9">Elsa Molina Irala</text:span></text:p>
      <text:p text:style-name="P5"><text:soft-page-break/><text:span text:style-name="T12">4.-Jesús Molina Justel&gt;&lt;</text:span><text:span text:style-name="T9"> Gemma Lozano </text:span></text:p>
      <text:p text:style-name="P5"><text:span text:style-name="T9"><text:s text:c="4"/>Jesús</text:span></text:p>
      <text:p text:style-name="P5"><text:span text:style-name="T9"><text:s text:c="4"/>Carmen</text:span></text:p>
      <text:p text:style-name="P5"><text:span text:style-name="T1">José Molina Prous &gt;&lt; Pilar Maroto <text:s text:c="13"/>......5.- <text:s text:c="2"/>Antonio Molina Maroto</text:span></text:p>
      <text:p text:style-name="P5"><text:span text:style-name="T12"><text:s text:c="210"/></text:span></text:p>
      <text:p text:style-name="P5"><text:span text:style-name="T12"><text:s text:c="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guel</meta:initial-creator>
    <meta:editing-cycles>26</meta:editing-cycles>
    <meta:creation-date>2020-04-23T17:00:00</meta:creation-date>
    <dc:date>2021-05-29T21:41:16.522726778</dc:date>
    <meta:editing-duration>PT2H36M8S</meta:editing-duration>
    <meta:generator>LibreOffice/6.4.7.2$Linux_X86_64 LibreOffice_project/40$Build-2</meta:generator>
    <meta:document-statistic meta:table-count="0" meta:image-count="0" meta:object-count="0" meta:page-count="2" meta:paragraph-count="67" meta:word-count="372" meta:character-count="3267" meta:non-whitespace-character-count="24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